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0">
            <text:p>Beta-8373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1">
            <text:p>Beta-8373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310.0">
            <text:p>1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2">
            <text:p>Beta-83732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8830.0">
            <text:p>8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1">
            <text:p>Beta-8115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950.0">
            <text:p>99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0">
            <text:p>Beta-8115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280.0">
            <text:p>92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3">
            <text:p>Beta-83733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00.0">
            <text:p>9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9">
            <text:p>Beta-81149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8">
            <text:p>Beta-81148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70.0">
            <text:p>9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7">
            <text:p>Beta-81147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790.0">
            <text:p>179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6">
            <text:p>Beta-81146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7">
            <text:p>2.6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